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end="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826cm" svg:height="1.27cm" svg:x="8.112cm" svg:y="4.1cm">
          <text:p text:style-name="P1"><text:span text:style-name="T1">Elaboración del esquemáti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.826cm" svg:height="1.27cm" svg:x="8.112cm" svg:y="5.851cm">
          <text:p text:style-name="P1"><text:span text:style-name="T1">Elaboración de la </text:span></text:p>
          <text:p text:style-name="P1"><text:span text:style-name="T1">lista de materiales (BOM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048cm" svg:height="2.667cm" svg:x="9.001cm" svg:y="7.518cm">
          <text:p text:style-name="P1"><text:span text:style-name="T1">Esquemáticos </text:span></text:p>
          <text:p text:style-name="P1"><text:span text:style-name="T1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525cm" svg:y1="5.37cm" svg:x2="10.525cm" svg:y2="5.851cm" draw:start-shape="id1" draw:start-glue-point="2" draw:end-shape="id2" draw:end-glue-point="0" svg:d="m10525 5370v481">
          <text:p/>
        </draw:connector>
        <draw:connector draw:style-name="gr2" draw:text-style-name="P1" draw:layer="layout" svg:x1="10.525cm" svg:y1="7.121cm" svg:x2="10.525cm" svg:y2="7.518cm" draw:start-shape="id2" draw:start-glue-point="2" draw:end-shape="id3" draw:end-glue-point="4" svg:d="m10525 7121v397">
          <text:p/>
        </draw:connector>
        <draw:connector draw:style-name="gr2" draw:text-style-name="P1" draw:layer="layout" draw:line-skew="0.261cm" svg:x1="12.049cm" svg:y1="8.851cm" svg:x2="12.938cm" svg:y2="4.735cm" draw:start-shape="id3" draw:start-glue-point="7" draw:end-shape="id1" draw:end-glue-point="1" svg:d="m12049 8851h1651v-4116h-762">
          <text:p/>
        </draw:connector>
        <draw:frame draw:style-name="gr3" draw:text-style-name="P3" draw:layer="layout" svg:width="1.016cm" svg:height="0.758cm" svg:x="8.239cm" svg:y="8.28cm">
          <draw:text-box>
            <text:p text:style-name="P3"><text:span text:style-name="T1">SI</text:span></text:p>
          </draw:text-box>
        </draw:frame>
        <draw:frame draw:style-name="gr3" draw:text-style-name="P3" draw:layer="layout" svg:width="1.143cm" svg:height="0.758cm" svg:x="12.303cm" svg:y="8.284cm">
          <draw:text-box>
            <text:p text:style-name="P3"><text:span text:style-name="T1">NO</text:span></text:p>
          </draw:text-box>
        </draw:frame>
        <draw:custom-shape draw:style-name="gr1" draw:text-style-name="P2" draw:id="id4" draw:layer="layout" svg:width="4.826cm" svg:height="1.27cm" svg:x="8.112cm" svg:y="11.051cm">
          <text:p text:style-name="P1"><text:span text:style-name="T1">Elaboración de la </text:span></text:p>
          <text:p text:style-name="P1"><text:span text:style-name="T1">lista de materiales (BOM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82cm 3.423cm" svg:x1="9.001cm" svg:y1="8.851cm" svg:x2="10.525cm" svg:y2="11.051cm" draw:start-shape="id3" draw:start-glue-point="5" draw:end-shape="id4" draw:end-glue-point="0" svg:d="m9001 8851h-508v1588h2032v612">
          <text:p/>
        </draw:connector>
        <draw:custom-shape draw:style-name="gr1" draw:text-style-name="P2" draw:id="id5" draw:layer="layout" svg:width="4.826cm" svg:height="1.27cm" svg:x="8.112cm" svg:y="12.651cm">
          <text:p text:style-name="P1"><text:span text:style-name="T1">Búsqueda, cotización y </text:span></text:p>
          <text:p text:style-name="P1"><text:span text:style-name="T1">compra de component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2.321cm" svg:x2="10.525cm" svg:y2="12.651cm" draw:start-shape="id4" draw:start-glue-point="2" draw:end-shape="id5" draw:end-glue-point="0" svg:d="m10525 12321v330">
          <text:p/>
        </draw:connector>
        <draw:custom-shape draw:style-name="gr1" draw:text-style-name="P2" draw:id="id6" draw:layer="layout" svg:width="4.826cm" svg:height="1.27cm" svg:x="8.112cm" svg:y="14.251cm">
          <text:p text:style-name="P1"><text:span text:style-name="T1">Formulación de criterios</text:span></text:p>
          <text:p text:style-name="P1"><text:span text:style-name="T1">para el rut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4.826cm" svg:height="1.27cm" svg:x="8.112cm" svg:y="15.851cm">
          <text:p text:style-name="P1"><text:span text:style-name="T1">Place &amp; Rou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921cm" svg:x2="10.525cm" svg:y2="14.251cm" draw:start-shape="id5" draw:start-glue-point="2" draw:end-shape="id6" draw:end-glue-point="0" svg:d="m10525 13921v330">
          <text:p/>
        </draw:connector>
        <draw:connector draw:style-name="gr2" draw:text-style-name="P1" draw:layer="layout" svg:x1="10.525cm" svg:y1="15.521cm" svg:x2="10.525cm" svg:y2="15.851cm" draw:start-shape="id6" draw:start-glue-point="2" draw:end-shape="id7" draw:end-glue-point="0" svg:d="m10525 15521v330">
          <text:p/>
        </draw:connector>
        <draw:custom-shape draw:style-name="gr1" draw:text-style-name="P2" draw:id="id8" draw:layer="layout" svg:width="3.048cm" svg:height="2.667cm" svg:x="9.001cm" svg:y="17.519cm">
          <text:p text:style-name="P1"><text:span text:style-name="T1">Layout </text:span></text:p>
          <text:p text:style-name="P1"><text:span text:style-name="T1">OK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0.134cm" svg:x1="12.049cm" svg:y1="18.852cm" svg:x2="12.938cm" svg:y2="16.486cm" draw:start-shape="id8" draw:start-glue-point="7" draw:end-shape="id7" draw:end-glue-point="1" svg:d="m12049 18852h1524v-2366h-635">
          <text:p/>
        </draw:connector>
        <draw:frame draw:style-name="gr3" draw:text-style-name="P3" draw:layer="layout" svg:width="1.143cm" svg:height="0.758cm" svg:x="12.304cm" svg:y="18.284cm">
          <draw:text-box>
            <text:p text:style-name="P3"><text:span text:style-name="T1">NO</text:span></text:p>
          </draw:text-box>
        </draw:frame>
        <draw:frame draw:style-name="gr3" draw:text-style-name="P3" draw:layer="layout" svg:width="1.016cm" svg:height="0.758cm" svg:x="8.239cm" svg:y="18.037cm">
          <draw:text-box>
            <text:p text:style-name="P3"><text:span text:style-name="T1">SI</text:span></text:p>
          </draw:text-box>
        </draw:frame>
        <draw:connector draw:style-name="gr2" draw:text-style-name="P1" draw:layer="layout" draw:line-skew="0.628cm 3.452cm" svg:x1="9.001cm" svg:y1="18.852cm" svg:x2="10.525cm" svg:y2="20.951cm" draw:start-shape="id8" draw:start-glue-point="5" draw:end-shape="id9" draw:end-glue-point="0" svg:d="m9001 18852h-762v1617h2286v482">
          <text:p/>
        </draw:connector>
        <draw:custom-shape draw:style-name="gr1" draw:text-style-name="P2" draw:id="id9" draw:layer="layout" svg:width="4.826cm" svg:height="1.27cm" svg:x="8.112cm" svg:y="20.951cm">
          <text:p text:style-name="P1"><text:span text:style-name="T1">Generación y verificación </text:span></text:p>
          <text:p text:style-name="P1"><text:span text:style-name="T1">de archivos ger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4.826cm" svg:height="1.27cm" svg:x="8.112cm" svg:y="22.851cm">
          <text:p text:style-name="P1"><text:span text:style-name="T1">Fabricación y verificación </text:span></text:p>
          <text:p text:style-name="P1"><text:span text:style-name="T1">del PC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525cm" svg:y1="22.221cm" svg:x2="10.525cm" svg:y2="22.851cm" draw:start-shape="id9" draw:start-glue-point="2" draw:end-shape="id10" draw:end-glue-point="0" svg:d="m10525 22221v630">
          <text:p/>
        </draw:connector>
        <draw:custom-shape draw:style-name="gr5" draw:text-style-name="P2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2" draw:layer="layout" svg:width="4.826cm" svg:height="1.27cm" svg:x="14.786cm" svg:y="19.295cm">
          <text:p text:style-name="P1"><text:span text:style-name="T1">Realización del Stencil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id="id11" draw:layer="layout" svg:width="4.826cm" svg:height="1.27cm" svg:x="14.786cm" svg:y="17.495cm">
          <text:p text:style-name="P1"><text:span text:style-name="T1">Generación del archivo</text:span></text:p>
          <text:p text:style-name="P1"><text:span text:style-name="T1"><text:s/></text:span><text:span text:style-name="T1">para montaje automático (AI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9cm" svg:y1="18.765cm" svg:x2="17.199cm" svg:y2="19.295cm" draw:start-shape="id11" draw:start-glue-point="2" draw:end-shape="id12" draw:end-glue-point="0" svg:d="m17199 18765v530">
          <text:p/>
        </draw:connector>
        <draw:custom-shape draw:style-name="gr5" draw:text-style-name="P2" draw:id="id13" draw:layer="layout" svg:width="4.826cm" svg:height="1.27cm" svg:x="14.786cm" svg:y="21.095cm">
          <text:p text:style-name="P1"><text:span text:style-name="T1">Montaje automático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9cm" svg:y1="20.565cm" svg:x2="17.199cm" svg:y2="21.095cm" draw:start-shape="id12" draw:start-glue-point="2" draw:end-shape="id13" draw:end-glue-point="0" svg:d="m17199 20565v530">
          <text:p/>
        </draw:connector>
        <draw:custom-shape draw:style-name="gr5" draw:text-style-name="P2" draw:id="id14" draw:layer="layout" svg:width="4.826cm" svg:height="1.27cm" svg:x="14.786cm" svg:y="22.995cm">
          <text:p text:style-name="P1"><text:span text:style-name="T1">Inspección de Rayos-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9cm" svg:y1="22.365cm" svg:x2="17.199cm" svg:y2="22.995cm" draw:start-shape="id13" draw:start-glue-point="2" draw:end-shape="id14" draw:end-glue-point="0" svg:d="m17199 22365v630">
          <text:p/>
        </draw:connector>
        <draw:connector draw:style-name="gr7" draw:text-style-name="P1" draw:layer="layout" draw:line-skew="0cm 0.346cm -0.175cm" svg:x1="10.525cm" svg:y1="24.121cm" svg:x2="17.199cm" svg:y2="17.495cm" draw:start-shape="id10" draw:start-glue-point="2" draw:end-shape="id11" draw:end-glue-point="0" svg:d="m10525 24121v501h3683v-7803h2991v676">
          <text:p/>
        </draw:connector>
        <draw:frame draw:style-name="gr8" draw:text-style-name="P4" draw:layer="layout" svg:width="4.699cm" svg:height="0.683cm" svg:x="14.589cm" svg:y="15.605cm">
          <draw:text-box>
            <text:p text:style-name="P4"><text:span text:style-name="T2">Montaje automatizado</text:span></text:p>
          </draw:text-box>
        </draw:frame>
        <draw:custom-shape draw:style-name="gr9" draw:text-style-name="P2" draw:id="id15" draw:layer="layout" svg:width="4.826cm" svg:height="1.27cm" svg:x="2.186cm" svg:y="17.595cm">
          <text:p text:style-name="P1"><text:span text:style-name="T1">Montaje manua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16" draw:layer="layout" svg:width="4.826cm" svg:height="1.27cm" svg:x="2.186cm" svg:y="19.395cm">
          <text:p text:style-name="P1"><text:span text:style-name="T1">Verificación visua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cm 0cm -0.175cm" svg:x1="10.525cm" svg:y1="24.121cm" svg:x2="4.599cm" svg:y2="17.595cm" draw:start-shape="id10" draw:start-glue-point="2" draw:end-shape="id15" draw:end-glue-point="0" svg:d="m10525 24121v501h-2963v-7703h-2963v676">
          <text:p/>
        </draw:connector>
        <draw:frame draw:style-name="gr8" draw:text-style-name="P4" draw:layer="layout" svg:width="4.699cm" svg:height="0.683cm" svg:x="2.397cm" svg:y="15.732cm">
          <draw:text-box>
            <text:p text:style-name="P4"><text:span text:style-name="T2">Montaje manual</text:span></text:p>
          </draw:text-box>
        </draw:frame>
        <draw:connector draw:style-name="gr4" draw:text-style-name="P1" draw:layer="layout" svg:x1="4.599cm" svg:y1="18.865cm" svg:x2="4.599cm" svg:y2="19.395cm" draw:start-shape="id15" draw:start-glue-point="2" draw:end-shape="id16" draw:end-glue-point="0" svg:d="m4599 18865v530">
          <text:p/>
        </draw:connector>
        <draw:custom-shape draw:style-name="gr1" draw:text-style-name="P2" draw:id="id17" draw:layer="layout" svg:width="4.826cm" svg:height="1.27cm" svg:x="8.112cm" svg:y="25.351cm">
          <text:p text:style-name="P1"><text:span text:style-name="T1">Plan de prueba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068cm" svg:x1="17.199cm" svg:y1="24.265cm" svg:x2="10.525cm" svg:y2="25.351cm" draw:start-shape="id14" draw:start-glue-point="2" draw:end-shape="id17" draw:end-glue-point="0" svg:d="m17199 24265v611h-6674v475">
          <text:p/>
        </draw:connector>
        <draw:connector draw:style-name="gr4" draw:text-style-name="P1" draw:layer="layout" draw:line-skew="1.868cm" svg:x1="4.599cm" svg:y1="20.665cm" svg:x2="10.525cm" svg:y2="25.351cm" draw:start-shape="id16" draw:start-glue-point="2" draw:end-shape="id17" draw:end-glue-point="0" svg:d="m4599 20665v4211h5926v4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14T15:03:02</meta:creation-date>
    <dc:date>2011-03-14T15:47:31</dc:date>
    <dc:creator>Carlos Camargo</dc:creator>
    <meta:editing-duration>PT00H44M31S</meta:editing-duration>
    <meta:editing-cycles>40</meta:editing-cycles>
    <meta:generator>OpenOffice.org/3.2$Linux OpenOffice.org_project/320m12$Build-9483</meta:generator>
    <meta:document-statistic meta:object-count="43"/>
  </office:meta>
</office:document-meta>
</file>